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10f895" officeooo:paragraph-rsid="0010f895"/>
    </style:style>
    <style:style style:name="P2" style:family="paragraph" style:parent-style-name="Standard">
      <style:text-properties style:font-name="DejaVu Sans" fo:font-size="15pt" officeooo:rsid="0010f895" officeooo:paragraph-rsid="0010f895" style:font-size-asian="15pt" style:font-size-complex="15pt"/>
    </style:style>
    <style:style style:name="P3" style:family="paragraph" style:parent-style-name="Standard">
      <style:text-properties style:font-name="DejaVu Sans" officeooo:rsid="001721fa" officeooo:paragraph-rsid="001721fa"/>
    </style:style>
    <style:style style:name="T1" style:family="text">
      <style:text-properties style:font-name="Ubuntu Mono"/>
    </style:style>
    <style:style style:name="T2" style:family="text">
      <style:text-properties style:font-name="Ubuntu Mono" officeooo:rsid="001738ce"/>
    </style:style>
    <style:style style:name="T3" style:family="text">
      <style:text-properties officeooo:rsid="001721fa"/>
    </style:style>
    <style:style style:name="T4" style:family="text">
      <style:text-properties officeooo:rsid="001738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0<text:span text:style-name="T3">2</text:span></text:p>
      <text:p text:style-name="P1"/>
      <text:p text:style-name="P3">A new type is defined by means of <text:span text:style-name="T1">typedef</text:span>: the <text:span text:style-name="T1">condition_t</text:span> struct contains a <text:span text:style-name="T1">lock</text:span>, two condition variables (<text:span text:style-name="T1">notempty</text:span> and <text:span text:style-name="T1">notfull</text:span>) and a <text:span text:style-name="T1">count </text:span>variable.</text:p>
      <text:p text:style-name="P3"><text:tab/>The <text:span text:style-name="T1">sema_init()</text:span> function simply initializes all the fields in this structure and it is called at the beginning of the main thread.</text:p>
      <text:p text:style-name="P3"><text:tab/>The <text:span text:style-name="T1">sema_wait()</text:span> and <text:span text:style-name="T1">sema_post()</text:span> functions are used to guarantee syncronization between the producer and the consumer. One of the parameters is a <text:span text:style-name="T1">char</text:span> which is used to <text:span text:style-name="T4">discern </text:span>whether the conditional variable to be used is <text:span text:style-name="T1">notempty</text:span> or <text:span text:style-name="T1">notfull</text:span> – <text:span text:style-name="T4">and if the count variable must be different from </text:span><text:span text:style-name="T2">0</text:span><text:span text:style-name="T4"> or </text:span><text:span text:style-name="T2">BUFFER_SIZE</text:span><text:span text:style-name="T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4:16:49.689509468</meta:creation-date>
    <dc:date>2019-03-27T22:51:12.675156951</dc:date>
    <meta:editing-duration>PT10M2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99" meta:character-count="596" meta:non-whitespace-character-count="498"/>
  </office:meta>
</office:document-meta>
</file>